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YULIN SYSTEM</text:p>
      <text:p text:style-name="Standard"/>
      <text:p text:style-name="Standard">Allgemeines</text:p>
      <text:p text:style-name="Standard">Das System gehört den Banu.</text:p>
      <text:p text:style-name="Standard">Es gibt keine übergreifende Regierung, da die Banu keine Regierung wie die Menschen haben.</text:p>
      <text:p text:style-name="Standard">Es gibt ähnlich wie bei den Vanduul viele kleinere Gilden, genannt Zuli, welche im Allgemeinen aber zusammenarbeiten und so einen Abwehrschirm bilden, durch den ein System geschützt wird.</text:p>
      <text:p text:style-name="Standard">Yulin wird auch viel für Schiffsrennen und SataBall-Spiele besucht.</text:p>
      <text:p text:style-name="Standard"><text:s/></text:p>
      <text:p text:style-name="Standard">Yulin Stern</text:p>
      <text:p text:style-name="Standard">Ist eine Sonne, genauer ein gelber Zwerg.</text:p>
      <text:p text:style-name="Standard">Sie ist 4,4 Milliarden Jahre alt und kann noch fünf Milliarden Jahre brennen, bevor sie ein weißer Zwerg wird.</text:p>
      <text:p text:style-name="Standard">7,5 % aller Sterne sind gelbe Zwerge.</text:p>
      <text:p text:style-name="Standard"/>
      <text:p text:style-name="Standard">Yulin I</text:p>
      <text:p text:style-name="Standard">Ist ein Eisenplanet.</text:p>
      <text:p text:style-name="Standard">Er hat keine Atmosphäre.</text:p>
      <text:p text:style-name="Standard">Dafür aber sehr viele Krater auf der Oberfläche.</text:p>
      <text:p text:style-name="Standard">Er könnte theoretisch abgebaut werden, liegt dafür aber zu nahe an der Sonne.</text:p>
      <text:p text:style-name="Standard"/>
      <text:p text:style-name="Standard">Yulin Flotilla</text:p>
      <text:p text:style-name="Standard">Flotillen im Allgemeinen sind Basen aus Schiffen, welche die Banu in jedem System errichten. Diese dienen als Community Hubs.</text:p>
      <text:p text:style-name="Standard"/>
      <text:p text:style-name="Standard">Yulin II</text:p>
      <text:p text:style-name="Standard">Ist ein Rauchplanet (ähnlich wie Venus).</text:p>
      <text:p text:style-name="Standard">Er hat eine einzigartige und für Rauchplaneten eigentlich ungewöhnliche Atmosphäre, welche regenbogenartig schimmert.</text:p>
      <text:p text:style-name="Standard">Aus diesem Grund wurde auch die Buloi SataBall Arena in seiner Umlaufbahn gebaut.</text:p>
      <text:p text:style-name="Standard"/>
      <text:p text:style-name="Standard">Yulin III</text:p>
      <text:p text:style-name="Standard">Dieser Planet basiert auf Ammonium und nicht wie die meisten anderen auf Karbon.</text:p>
      <text:p text:style-name="Standard">Dies führt dazu, dass die Meere braun und die Natur schwarz ist.</text:p>
      <text:p text:style-name="Standard">Außerdem ist es dort sehr heiß.</text:p>
      <text:p text:style-name="Standard">Menschen können nicht in dieser Umgebung überleben.</text:p>
      <text:p text:style-name="Standard">Aus diesem Grund haben die Banu auch bestimmte Gebäude gebaut, damit die Menschen, natürlich gegen eine gewisse Gebühr, Yulin III besuchen können.</text:p>
      <text:p text:style-name="Standard"/>
      <text:p text:style-name="Standard">Yulin IV</text:p>
      <text:p text:style-name="Standard">Ist ein Wüstenplanet.</text:p>
      <text:p text:style-name="Standard">Es gibt dort atemberaubende Naturkunstwerke aus Gestein. Riesige Schluchten oder auch bis in die Atmosphäre reichende Steinformen.</text:p>
      <text:p text:style-name="Standard">Die Banu benutzen den Planeten für Schiffsrennen.</text:p>
      <text:p text:style-name="Standard"/>
      <text:p text:style-name="Standard">Yulin Cluster Alpha</text:p>
      <text:p text:style-name="Standard">Dies ist ein Asteroidenfeld.</text:p>
      <text:p text:style-name="Standard">Auch hier werden Rennen abgehalten, aber eher inoffizielle.</text:p>
      <text:p text:style-name="Standard">Meistens testen Banu hier ihre Schiffe.</text:p>
      <text:p text:style-name="Standard"/>
      <text:p text:style-name="Standard"/>
      <text:p text:style-name="Standard"/>
      <text:p text:style-name="Standard"><text:soft-page-break/></text:p>
      <text:p text:style-name="Standard">Yulin V</text:p>
      <text:p text:style-name="Standard">Ist ein Eisriese.</text:p>
      <text:p text:style-name="Standard">Ein Eisriese enthält im Gegensatz zu einem Gasriesen schwere statt leichte Elementen.</text:p>
      <text:p text:style-name="Standard">Der Kern des Planeten besteht aus einem Stein/Eis-Gemisch und der Mantel aus Wasser, Ammonium und Methan.</text:p>
      <text:p text:style-name="Standard">Der Planet ist bekannt für seine sehr starken Stürme.</text:p>
      <text:p text:style-name="Standard"/>
      <text:p text:style-name="Standard">Yulin VI</text:p>
      <text:p text:style-name="Standard">Ist ein Gasriese.</text:p>
      <text:p text:style-name="Standard">Seine Atmosphäre besteht aus Wasserstoff.</text:p>
      <text:p text:style-name="Standard">Yulin VI ist auch als Zufluchtsort für Verbrecher und Kriminelle bekannt. Es ist also keine Seltenheit, im Umkreis dieses Planeten auf Gefahren zu stoße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23S</meta:editing-duration>
    <meta:editing-cycles>5</meta:editing-cycles>
    <meta:generator>OpenOffice/4.1.6$Win32 OpenOffice.org_project/416m1$Build-9790</meta:generator>
    <dc:date>2020-11-16T17:34:41.55</dc:date>
    <dc:creator>Frank K.F Biedermann</dc:creator>
    <meta:document-statistic meta:table-count="0" meta:image-count="0" meta:object-count="0" meta:page-count="2" meta:paragraph-count="45" meta:word-count="367" meta:character-count="2376"/>
    <meta:user-defined meta:name="Info 1"/>
    <meta:user-defined meta:name="Info 2"/>
    <meta:user-defined meta:name="Info 3"/>
    <meta:user-defined meta:name="Info 4"/>
  </office:meta>
</office:document-meta>
</file>